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Util.tableExistsCaseSensitive( DatabaseMetaData dbMetaData ,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Util.tableExists( DatabaseMetaData dbMetaData , String t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Util.closeJDBCResultSet( ResultSet aResult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Util.subclassLogWrapper( String log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Util.closeJDBCConnection( Connection con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Util.columnExists( DatabaseMetaData dbMetaData , String tableName , String column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Util.columnExistsCaseSensitive( DatabaseMetaData dbMetaData , String table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Util.closeJDBCStatement( 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